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6.432cm" svg:y1="6.426cm" svg:x2="6.432cm" svg:y2="4.426cm">
            <text:p/>
          </draw:line>
          <draw:line draw:style-name="gr1" draw:text-style-name="P1" draw:layer="layout" svg:x1="7.606cm" svg:y1="5.441cm" svg:x2="6.429cm" svg:y2="5.425cm">
            <text:p/>
          </draw:line>
          <draw:line draw:style-name="gr1" draw:text-style-name="P1" draw:layer="layout" svg:x1="5.583cm" svg:y1="5.441cm" svg:x2="4.406cm" svg:y2="5.425cm">
            <text:p/>
          </draw:line>
        </draw:g>
        <draw:g>
          <draw:line draw:style-name="gr1" draw:text-style-name="P1" draw:layer="layout" svg:x1="24.955cm" svg:y1="11.519cm" svg:x2="21.757cm" svg:y2="11.541cm">
            <text:p/>
          </draw:line>
          <draw:line draw:style-name="gr1" draw:text-style-name="P1" draw:layer="layout" svg:x1="24.957cm" svg:y1="11.507cm" svg:x2="21.759cm" svg:y2="11.529cm">
            <text:p/>
          </draw:line>
          <draw:line draw:style-name="gr1" draw:text-style-name="P1" draw:layer="layout" svg:x1="22.63cm" svg:y1="12.004cm" svg:x2="24.219cm" svg:y2="12.004cm">
            <text:p/>
          </draw:line>
          <draw:line draw:style-name="gr1" draw:text-style-name="P1" draw:layer="layout" svg:x1="23.06cm" svg:y1="12.419cm" svg:x2="23.824cm" svg:y2="12.419cm">
            <text:p/>
          </draw:line>
          <draw:line draw:style-name="gr1" draw:text-style-name="P1" draw:layer="layout" svg:x1="23.398cm" svg:y1="11.489cm" svg:x2="23.411cm" svg:y2="10.419cm">
            <text:p/>
          </draw:line>
        </draw:g>
        <draw:g xml:id="id4" draw:id="id4">
          <draw:line draw:style-name="gr1" draw:text-style-name="P1" draw:layer="layout" svg:x1="12.823cm" svg:y1="11.423cm" svg:x2="13.145cm" svg:y2="10.958cm">
            <text:p/>
          </draw:line>
          <draw:line draw:style-name="gr1" draw:text-style-name="P1" draw:layer="layout" svg:x1="13.816cm" svg:y1="11.905cm" svg:x2="13.139cm" svg:y2="10.959cm">
            <text:p/>
          </draw:line>
          <draw:line draw:style-name="gr1" draw:text-style-name="P1" draw:layer="layout" svg:x1="15.142cm" svg:y1="11.958cm" svg:x2="15.819cm" svg:y2="11.012cm">
            <text:p/>
          </draw:line>
          <draw:line draw:style-name="gr1" draw:text-style-name="P1" draw:layer="layout" svg:x1="13.783cm" svg:y1="11.927cm" svg:x2="14.46cm" svg:y2="10.981cm">
            <text:p/>
          </draw:line>
          <draw:line draw:style-name="gr1" draw:text-style-name="P1" draw:layer="layout" svg:x1="15.171cm" svg:y1="11.953cm" svg:x2="14.494cm" svg:y2="11.007cm">
            <text:p/>
          </draw:line>
          <draw:line draw:style-name="gr1" draw:text-style-name="P1" draw:layer="layout" svg:x1="16.513cm" svg:y1="11.954cm" svg:x2="15.836cm" svg:y2="11.008cm">
            <text:p/>
          </draw:line>
          <draw:line draw:style-name="gr1" draw:text-style-name="P1" draw:layer="layout" svg:x1="16.501cm" svg:y1="11.907cm" svg:x2="16.823cm" svg:y2="11.442cm">
            <text:p/>
          </draw:line>
        </draw:g>
        <draw:g xml:id="id3" draw:id="id3">
          <draw:line draw:style-name="gr1" draw:text-style-name="P1" draw:layer="layout" svg:x1="9.361cm" svg:y1="10.373cm" svg:x2="8.896cm" svg:y2="10.051cm">
            <text:p/>
          </draw:line>
          <draw:line draw:style-name="gr1" draw:text-style-name="P1" draw:layer="layout" svg:x1="9.843cm" svg:y1="9.38cm" svg:x2="8.897cm" svg:y2="10.057cm">
            <text:p/>
          </draw:line>
          <draw:line draw:style-name="gr1" draw:text-style-name="P1" draw:layer="layout" svg:x1="9.896cm" svg:y1="8.054cm" svg:x2="8.95cm" svg:y2="7.377cm">
            <text:p/>
          </draw:line>
          <draw:line draw:style-name="gr1" draw:text-style-name="P1" draw:layer="layout" svg:x1="9.865cm" svg:y1="9.413cm" svg:x2="8.919cm" svg:y2="8.736cm">
            <text:p/>
          </draw:line>
          <draw:line draw:style-name="gr1" draw:text-style-name="P1" draw:layer="layout" svg:x1="9.891cm" svg:y1="8.025cm" svg:x2="8.945cm" svg:y2="8.702cm">
            <text:p/>
          </draw:line>
          <draw:line draw:style-name="gr1" draw:text-style-name="P1" draw:layer="layout" svg:x1="9.892cm" svg:y1="6.683cm" svg:x2="8.946cm" svg:y2="7.36cm">
            <text:p/>
          </draw:line>
          <draw:line draw:style-name="gr1" draw:text-style-name="P1" draw:layer="layout" svg:x1="9.845cm" svg:y1="6.695cm" svg:x2="9.38cm" svg:y2="6.373cm">
            <text:p/>
          </draw:line>
        </draw:g>
        <draw:g xml:id="id7" draw:id="id7"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8.625cm" svg:x2="22.41cm" svg:y2="8.625cm">
            <text:p/>
          </draw:line>
          <draw:line draw:style-name="gr1" draw:text-style-name="P1" draw:layer="layout" svg:x1="23.425cm" svg:y1="7.451cm" svg:x2="23.409cm" svg:y2="8.628cm">
            <text:p/>
          </draw:line>
          <draw:line draw:style-name="gr1" draw:text-style-name="P1" draw:layer="layout" svg:x1="23.425cm" svg:y1="9.474cm" svg:x2="23.409cm" svg:y2="10.651cm">
            <text:p/>
          </draw:line>
        </draw:g>
        <draw:g xml:id="id5" draw:id="id5">
          <draw:line draw:style-name="gr1" draw:text-style-name="P1" draw:layer="layout" svg:x1="11.861cm" svg:y1="16.473cm" svg:x2="11.396cm" svg:y2="16.151cm">
            <text:p/>
          </draw:line>
          <draw:line draw:style-name="gr1" draw:text-style-name="P1" draw:layer="layout" svg:x1="12.343cm" svg:y1="15.48cm" svg:x2="11.397cm" svg:y2="16.157cm">
            <text:p/>
          </draw:line>
          <draw:line draw:style-name="gr1" draw:text-style-name="P1" draw:layer="layout" svg:x1="12.396cm" svg:y1="14.154cm" svg:x2="11.45cm" svg:y2="13.477cm">
            <text:p/>
          </draw:line>
          <draw:line draw:style-name="gr1" draw:text-style-name="P1" draw:layer="layout" svg:x1="12.365cm" svg:y1="15.513cm" svg:x2="11.419cm" svg:y2="14.836cm">
            <text:p/>
          </draw:line>
          <draw:line draw:style-name="gr1" draw:text-style-name="P1" draw:layer="layout" svg:x1="12.391cm" svg:y1="14.125cm" svg:x2="11.445cm" svg:y2="14.802cm">
            <text:p/>
          </draw:line>
          <draw:line draw:style-name="gr1" draw:text-style-name="P1" draw:layer="layout" svg:x1="12.392cm" svg:y1="12.783cm" svg:x2="11.446cm" svg:y2="13.46cm">
            <text:p/>
          </draw:line>
          <draw:line draw:style-name="gr1" draw:text-style-name="P1" draw:layer="layout" svg:x1="12.345cm" svg:y1="12.795cm" svg:x2="11.88cm" svg:y2="12.473cm">
            <text:p/>
          </draw:line>
        </draw:g>
        <draw:g xml:id="id6" draw:id="id6">
          <draw:line draw:style-name="gr1" draw:text-style-name="P1" draw:layer="layout" svg:x1="18.423cm" svg:y1="6.423cm" svg:x2="18.745cm" svg:y2="5.958cm">
            <text:p/>
          </draw:line>
          <draw:line draw:style-name="gr1" draw:text-style-name="P1" draw:layer="layout" svg:x1="19.416cm" svg:y1="6.905cm" svg:x2="18.739cm" svg:y2="5.959cm">
            <text:p/>
          </draw:line>
          <draw:line draw:style-name="gr1" draw:text-style-name="P1" draw:layer="layout" svg:x1="20.742cm" svg:y1="6.958cm" svg:x2="21.419cm" svg:y2="6.012cm">
            <text:p/>
          </draw:line>
          <draw:line draw:style-name="gr1" draw:text-style-name="P1" draw:layer="layout" svg:x1="19.383cm" svg:y1="6.927cm" svg:x2="20.06cm" svg:y2="5.981cm">
            <text:p/>
          </draw:line>
          <draw:line draw:style-name="gr1" draw:text-style-name="P1" draw:layer="layout" svg:x1="20.771cm" svg:y1="6.953cm" svg:x2="20.094cm" svg:y2="6.007cm">
            <text:p/>
          </draw:line>
          <draw:line draw:style-name="gr1" draw:text-style-name="P1" draw:layer="layout" svg:x1="22.113cm" svg:y1="6.954cm" svg:x2="21.436cm" svg:y2="6.008cm">
            <text:p/>
          </draw:line>
          <draw:line draw:style-name="gr1" draw:text-style-name="P1" draw:layer="layout" svg:x1="22.101cm" svg:y1="6.907cm" svg:x2="22.423cm" svg:y2="6.442cm">
            <text:p/>
          </draw:line>
        </draw:g>
        <draw:g>
          <draw:line draw:style-name="gr1" draw:text-style-name="P1" draw:layer="layout" svg:x1="13.355cm" svg:y1="17.519cm" svg:x2="10.157cm" svg:y2="17.541cm">
            <text:p/>
          </draw:line>
          <draw:line draw:style-name="gr1" draw:text-style-name="P1" draw:layer="layout" svg:x1="13.357cm" svg:y1="17.507cm" svg:x2="10.159cm" svg:y2="17.529cm">
            <text:p/>
          </draw:line>
          <draw:line draw:style-name="gr1" draw:text-style-name="P1" draw:layer="layout" svg:x1="11.03cm" svg:y1="18.004cm" svg:x2="12.619cm" svg:y2="18.004cm">
            <text:p/>
          </draw:line>
          <draw:line draw:style-name="gr1" draw:text-style-name="P1" draw:layer="layout" svg:x1="11.46cm" svg:y1="18.419cm" svg:x2="12.224cm" svg:y2="18.419cm">
            <text:p/>
          </draw:line>
          <draw:line draw:style-name="gr1" draw:text-style-name="P1" draw:layer="layout" svg:x1="11.798cm" svg:y1="17.489cm" svg:x2="11.811cm" svg:y2="16.419cm">
            <text:p/>
          </draw:line>
        </draw:g>
        <draw:g>
          <draw:line draw:style-name="gr1" draw:text-style-name="P1" draw:layer="layout" svg:x1="10.955cm" svg:y1="11.419cm" svg:x2="7.757cm" svg:y2="11.441cm">
            <text:p/>
          </draw:line>
          <draw:line draw:style-name="gr1" draw:text-style-name="P1" draw:layer="layout" svg:x1="10.957cm" svg:y1="11.407cm" svg:x2="7.759cm" svg:y2="11.429cm">
            <text:p/>
          </draw:line>
          <draw:line draw:style-name="gr1" draw:text-style-name="P1" draw:layer="layout" svg:x1="8.63cm" svg:y1="11.904cm" svg:x2="10.219cm" svg:y2="11.904cm">
            <text:p/>
          </draw:line>
          <draw:line draw:style-name="gr1" draw:text-style-name="P1" draw:layer="layout" svg:x1="9.06cm" svg:y1="12.319cm" svg:x2="9.824cm" svg:y2="12.319cm">
            <text:p/>
          </draw:line>
          <draw:line draw:style-name="gr1" draw:text-style-name="P1" draw:layer="layout" svg:x1="9.398cm" svg:y1="11.389cm" svg:x2="9.411cm" svg:y2="10.319cm">
            <text:p/>
          </draw:line>
        </draw:g>
        <draw:connector draw:style-name="gr2" draw:text-style-name="P2" draw:layer="layout" draw:line-skew="3.589cm 1.557cm" svg:x1="7.606cm" svg:y1="5.426cm" svg:x2="14.409cm" svg:y2="5.407cm" draw:start-shape="id1" draw:start-glue-point="1" draw:end-shape="id2" draw:end-glue-point="5" svg:d="M7606 5426h5991v-12h812v-7" svg:viewBox="0 0 6804 20">
          <text:p/>
        </draw:connector>
        <draw:connector draw:style-name="gr2" draw:text-style-name="P2" draw:layer="layout" svg:x1="7.606cm" svg:y1="5.426cm" svg:x2="9.396cm" svg:y2="6.373cm" draw:start-shape="id1" draw:start-glue-point="1" draw:end-shape="id3" draw:end-glue-point="0" svg:d="M7606 5426h1790v947" svg:viewBox="0 0 1791 948">
          <text:p/>
        </draw:connector>
        <draw:connector draw:style-name="gr2" draw:text-style-name="P2" draw:layer="layout" draw:line-skew="-2.31cm -0.385cm" svg:x1="14.409cm" svg:y1="7.407cm" svg:x2="12.823cm" svg:y2="11.458cm" draw:start-shape="id2" draw:start-glue-point="9" draw:end-shape="id4" draw:end-glue-point="3" svg:d="M14409 7407v-34h-2521v4085h935" svg:viewBox="0 0 2522 4086">
          <text:p/>
        </draw:connector>
        <draw:connector draw:style-name="gr2" draw:text-style-name="P2" draw:layer="layout" svg:x1="12.823cm" svg:y1="11.458cm" svg:x2="11.896cm" svg:y2="12.473cm" draw:start-shape="id4" draw:start-glue-point="3" draw:end-shape="id5" draw:end-glue-point="0" svg:d="M12823 11458h-927v1015" svg:viewBox="0 0 928 1016">
          <text:p/>
        </draw:connector>
        <draw:connector draw:style-name="gr2" draw:text-style-name="P2" draw:layer="layout" svg:x1="16.823cm" svg:y1="11.458cm" svg:x2="18.423cm" svg:y2="6.458cm" draw:start-shape="id4" draw:start-glue-point="1" draw:end-shape="id6" draw:end-glue-point="3" svg:d="M16823 11458h800v-5000h800" svg:viewBox="0 0 1601 5001">
          <text:p/>
        </draw:connector>
        <draw:connector draw:style-name="gr2" draw:text-style-name="P2" draw:layer="layout" draw:line-skew="0.992cm" svg:x1="16.409cm" svg:y1="6.407cm" svg:x2="18.423cm" svg:y2="6.458cm" draw:start-shape="id2" draw:start-glue-point="4" draw:end-shape="id6" draw:end-glue-point="3" svg:d="M16409 6407h1999v51h15" svg:viewBox="0 0 2015 52">
          <text:p/>
        </draw:connector>
        <draw:connector draw:style-name="gr2" draw:text-style-name="P2" xml:id="id8" draw:id="id8" draw:layer="layout" svg:x1="22.423cm" svg:y1="6.458cm" svg:x2="23.41cm" svg:y2="7.451cm" draw:start-shape="id6" draw:start-glue-point="1" draw:end-shape="id7" draw:end-glue-point="0" svg:d="M22423 6458h987v993" svg:viewBox="0 0 988 994">
          <text:p/>
        </draw:connector>
        <draw:connector draw:style-name="gr2" draw:text-style-name="P2" draw:layer="layout" draw:line-skew="0.697cm" svg:x1="23.41cm" svg:y1="6.458cm" svg:x2="25.393cm" svg:y2="6.447cm" draw:start-shape="id8" draw:start-glue-point="0" svg:d="M23410 6458h1964v-11h19" svg:viewBox="0 0 1984 12">
          <text:p/>
        </draw:connector>
        <draw:custom-shape draw:style-name="gr3" draw:text-style-name="P2" draw:layer="layout" svg:width="0.8cm" svg:height="0.8cm" svg:x="24.97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3.577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4.517cm" svg:x="11.1cm" svg:y="6.882cm">
          <draw:text-box>
            <text:p>2</text:p>
          </draw:text-box>
        </draw:frame>
        <draw:frame draw:style-name="gr5" draw:text-style-name="P3" draw:layer="layout" svg:width="0.943cm" svg:height="5.228cm" svg:x="11.501cm" svg:y="4.482cm">
          <draw:text-box>
            <text:p>3</text:p>
          </draw:text-box>
        </draw:frame>
        <draw:custom-shape draw:style-name="gr3" draw:text-style-name="P2" xml:id="id10" draw:id="id10" draw:layer="layout" svg:width="0.8cm" svg:height="0.8cm" svg:x="13.978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8cm" svg:height="0.8cm" svg:x="13.979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79cm" svg:y1="4.353cm" svg:x2="14.378cm" svg:y2="8.452cm" draw:start-shape="id9" draw:start-glue-point="8" draw:end-shape="id10" draw:end-glue-point="4" svg:d="M14379 4353v2050h-1v2049" svg:viewBox="0 0 2 4100">
          <text:p/>
        </draw:connector>
        <draw:custom-shape draw:style-name="gr6" draw:text-style-name="P2" xml:id="id2" draw:id="id2" draw:layer="layout" svg:width="4cm" svg:height="4cm" draw:transform="rotate (-1.5707963267949) translate (16.409cm 4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0.943cm" svg:height="0.962cm" svg:x="14.302cm" svg:y="7.182cm">
          <draw:text-box>
            <text:p>4</text:p>
          </draw:text-box>
        </draw:frame>
        <draw:frame draw:style-name="gr7" draw:text-style-name="P3" draw:layer="layout" svg:width="0.943cm" svg:height="0.962cm" svg:x="14.303cm" svg:y="4.582cm">
          <draw:text-box>
            <text:p>7</text:p>
          </draw:text-box>
        </draw:frame>
        <draw:frame draw:style-name="gr5" draw:text-style-name="P3" draw:layer="layout" svg:width="0.943cm" svg:height="5.228cm" svg:x="16.204cm" svg:y="5.482cm">
          <draw:text-box>
            <text:p>6</text:p>
          </draw:text-box>
        </draw:frame>
        <draw:frame draw:style-name="gr8" draw:text-style-name="P3" draw:layer="layout" svg:width="6.166cm" svg:height="2.688cm" svg:x="14.004cm" svg:y="2.582cm">
          <draw:text-box>
            <text:p>V<text:span text:style-name="T1">CC</text:span><text:span text:style-name="T2">= 10 V</text:span></text:p>
          </draw:text-box>
        </draw:frame>
        <draw:frame draw:style-name="gr8" draw:text-style-name="P3" draw:layer="layout" svg:width="6.166cm" svg:height="2.688cm" svg:x="14.004cm" svg:y="9.282cm">
          <draw:text-box>
            <text:p>V<text:span text:style-name="T1">ee</text:span><text:span text:style-name="T2">= -10 V</text:span></text:p>
          </draw:text-box>
        </draw:frame>
        <draw:frame draw:style-name="gr9" draw:text-style-name="P3" draw:layer="layout" svg:width="1.793cm" svg:height="1.977cm" svg:x="5.369cm" svg:y="3.388cm">
          <draw:text-box>
            <text:p>C<text:span text:style-name="T1">1</text:span></text:p>
          </draw:text-box>
        </draw:frame>
        <draw:frame draw:style-name="gr9" draw:text-style-name="P3" draw:layer="layout" svg:width="1.829cm" svg:height="1.977cm" svg:x="20.884cm" svg:y="8.376cm">
          <draw:text-box>
            <text:p>C<text:span text:style-name="T1">2</text:span></text:p>
          </draw:text-box>
        </draw:frame>
        <draw:frame draw:style-name="gr10" draw:text-style-name="P3" draw:layer="layout" svg:width="1.192cm" svg:height="1.114cm" svg:x="18.904cm" svg:y="4.882cm">
          <draw:text-box>
            <text:p>R<text:span text:style-name="T1">2</text:span></text:p>
          </draw:text-box>
        </draw:frame>
        <draw:frame draw:style-name="gr11" draw:text-style-name="P3" draw:layer="layout" svg:width="1.799cm" svg:height="1.825cm" svg:x="14.323cm" svg:y="11.846cm">
          <draw:text-box>
            <text:p>R<text:span text:style-name="T1">5</text:span></text:p>
          </draw:text-box>
        </draw:frame>
        <draw:frame draw:style-name="gr12" draw:text-style-name="P3" draw:layer="layout" svg:width="1.192cm" svg:height="1.194cm" svg:x="12.333cm" svg:y="14.364cm">
          <draw:text-box>
            <text:p>R<text:span text:style-name="T1">4</text:span></text:p>
          </draw:text-box>
        </draw:frame>
        <draw:frame draw:style-name="gr10" draw:text-style-name="P3" draw:layer="layout" svg:width="1.192cm" svg:height="1.114cm" svg:x="7.663cm" svg:y="8.152cm">
          <draw:text-box>
            <text:p>R<text:span text:style-name="T1">1</text:span></text:p>
          </draw:text-box>
        </draw:frame>
        <draw:frame draw:style-name="gr7" draw:text-style-name="P3" draw:layer="layout" svg:width="0.943cm" svg:height="0.962cm" svg:x="12.402cm" svg:y="4.982cm">
          <draw:text-box>
            <text:p>+</text:p>
          </draw:text-box>
        </draw:frame>
        <draw:frame draw:style-name="gr7" draw:text-style-name="P3" draw:layer="layout" svg:width="0.943cm" svg:height="0.962cm" svg:x="12.503cm" svg:y="6.882cm">
          <draw:text-box>
            <text:p>-</text:p>
          </draw:text-box>
        </draw:frame>
        <draw:frame draw:style-name="gr10" draw:text-style-name="P3" draw:layer="layout" svg:width="1.192cm" svg:height="1.114cm" svg:x="2.604cm" svg:y="4.882cm">
          <draw:text-box>
            <text:p>v<text:span text:style-name="T1">i</text:span></text:p>
          </draw:text-box>
        </draw:frame>
        <draw:frame draw:style-name="gr10" draw:text-style-name="P3" draw:layer="layout" svg:width="1.192cm" svg:height="1.114cm" svg:x="25.904cm" svg:y="5.882cm">
          <draw:text-box>
            <text:p>v<text:span text:style-name="T1">i</text:span></text:p>
          </draw:text-box>
        </draw:frame>
        <draw:frame draw:style-name="gr13" draw:text-style-name="P3" draw:layer="layout" svg:width="2.293cm" svg:height="1.673cm" svg:x="22.683cm" svg:y="5.396cm">
          <draw:text-box>
            <text:p>8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9T16:43:58.081072209</dc:date>
    <meta:editing-duration>PT22H30M</meta:editing-duration>
    <meta:editing-cycles>25</meta:editing-cycles>
    <meta:generator>LibreOffice/6.4.7.2$Linux_X86_64 LibreOffice_project/40$Build-2</meta:generator>
    <meta:document-statistic meta:object-count="114"/>
  </office:meta>
</office:document-meta>
</file>